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7536" calcext:value-type="float">
            <text:p>49.6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428" calcext:value-type="float">
            <text:p>49.4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6264" calcext:value-type="float">
            <text:p>49.3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1296" calcext:value-type="float">
            <text:p>49.2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73384" calcext:value-type="float">
            <text:p>49.1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68584" calcext:value-type="float">
            <text:p>48.8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04576" calcext:value-type="float">
            <text:p>48.8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6716" calcext:value-type="float">
            <text:p>49.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0272" calcext:value-type="float">
            <text:p>49.4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3784" calcext:value-type="float">
            <text:p>48.5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87584" calcext:value-type="float">
            <text:p>48.4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9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502</text:p>
          </table:table-cell>
          <table:table-cell office:value-type="string" calcext:value-type="string">
            <text:p>Nazareth Quad</text:p>
          </table:table-cell>
          <table:table-cell office:value-type="string" calcext:value-type="string">
            <text:p>195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